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product(</text:p>
      <text:p text:style-name="Standard">id int AUTO_INCREMENT PRIMARY KEY,</text:p>
      <text:p text:style-name="Standard">name varchar(20),</text:p>
      <text:p text:style-name="Standard">description varchar(100),</text:p>
      <text:p text:style-name="Standard">price decimal(8,3) </text:p>
      <text:p text:style-name="Standard">);</text:p>
      <text:p text:style-name="Standard"/>
      <text:p text:style-name="Standard">create table coupon(</text:p>
      <text:p text:style-name="Standard">id int AUTO_INCREMENT PRIMARY KEY,</text:p>
      <text:p text:style-name="Standard">code varchar(20) UNIQUE,</text:p>
      <text:p text:style-name="Standard">discount decimal(8,3),</text:p>
      <text:p text:style-name="Standard">exp_date varchar(100) </text:p>
      <text:p text:style-name="Standard">);</text:p>
      <text:p text:style-name="Standard"/>
      <text:p text:style-name="Standard">CREATE TABLE user </text:p>
      <text:p text:style-name="Standard">(</text:p>
      <text:p text:style-name="Standard">id int NOT NULL AUTO_INCREMENT,</text:p>
      <text:p text:style-name="Standard">first_name varchar(20),</text:p>
      <text:p text:style-name="Standard">last_name varchar(20),</text:p>
      <text:p text:style-name="Standard">email varchar(20),</text:p>
      <text:p text:style-name="Standard">password varchar(256), </text:p>
      <text:p text:style-name="Standard">PRIMARY KEY (id),</text:p>
      <text:p text:style-name="Standard">UNIQUE KEY (email)</text:p>
      <text:p text:style-name="Standard">);</text:p>
      <text:p text:style-name="Standard"/>
      <text:p text:style-name="Standard">CREATE TABLE role </text:p>
      <text:p text:style-name="Standard">(</text:p>
      <text:p text:style-name="Standard">id int NOT NULL AUTO_INCREMENT,</text:p>
      <text:p text:style-name="Standard">name varchar(20),</text:p>
      <text:p text:style-name="Standard">PRIMARY KEY (id)</text:p>
      <text:p text:style-name="Standard">);</text:p>
      <text:p text:style-name="Standard"/>
      <text:p text:style-name="Standard">CREATE TABLE user_role(</text:p>
      <text:p text:style-name="Standard">user_id int,</text:p>
      <text:p text:style-name="Standard">role_id int,</text:p>
      <text:p text:style-name="Standard">FOREIGN KEY (user_id)</text:p>
      <text:p text:style-name="Standard">REFERENCES user(id),</text:p>
      <text:p text:style-name="Standard">FOREIGN KEY (role_id)</text:p>
      <text:p text:style-name="Standard">REFERENCES role(id)</text:p>
      <text:p text:style-name="Standard">);</text:p>
      <text:p text:style-name="Standard"/>
      <text:p text:style-name="Standard">insert into user(first_name,last_name,email,password) values ('doug','bailey','doug@com','$2a$10$U2STWqktwFbvPPsfblVeIuy11vQ1S/0LYLeXQf1ZL0cMXc9HuTEA2');</text:p>
      <text:p text:style-name="Standard">insert into user(first_name,last_name,email,password) values ('john','ferguson','john@com','$2a$10$YzcbPL.fnzbWndjEcRkDmO1E4vOvyVYP5kLsJvtZnR1f8nlXjvq/G');</text:p>
      <text:p text:style-name="Standard"/>
      <text:p text:style-name="Standard">insert into role values(1,'ROLE_ADMIN');</text:p>
      <text:p text:style-name="Standard">insert into role values(2,'ROLE_USER');</text:p>
      <text:p text:style-name="Standard"/>
      <text:p text:style-name="Standard">insert into user_role values(1,1);</text:p>
      <text:p text:style-name="Standard"><text:soft-page-break/>insert into user_role values(2,2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9:11:16.067762089</meta:creation-date>
    <dc:date>2022-03-17T19:13:42.110777600</dc:date>
    <meta:editing-duration>PT2M28S</meta:editing-duration>
    <meta:editing-cycles>1</meta:editing-cycles>
    <meta:document-statistic meta:table-count="0" meta:image-count="0" meta:object-count="0" meta:page-count="2" meta:paragraph-count="42" meta:word-count="114" meta:character-count="1085" meta:non-whitespace-character-count="1008"/>
    <meta:generator>LibreOffice/6.4.7.2$Linux_X86_64 LibreOffice_project/40$Build-2</meta:generator>
  </office:meta>
</office:document-meta>
</file>